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3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187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3cm" fo:min-width="0cm"/>
    </style:style>
    <style:style style:name="gr4" style:family="graphic" style:parent-style-name="standard" style:list-style-name="L3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127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 style:list-style-name="L3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187cm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line-height="150%" fo:text-align="center" fo:text-indent="0cm"/>
    </style:style>
    <style:style style:name="P4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T1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Saerching Yuma  Root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9.791cm" svg:height="1.906cm" svg:x="2.751cm" svg:y="1.48cm" presentation:class="title" presentation:user-transformed="true">
          <draw:text-box>
            <text:p text:style-name="P1">Searching For Yuma Roots</text:p>
          </draw:text-box>
        </draw:frame>
        <draw:custom-shape draw:style-name="gr1" draw:text-style-name="P4" draw:layer="layout" svg:width="2.905cm" svg:height="1.447cm" svg:x="5.214cm" svg:y="7.963cm">
          <text:p text:style-name="P3"><text:span text:style-name="T1">$HOM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" draw:layer="layout" svg:x1="6.551cm" svg:y1="9.471cm" svg:x2="5.29cm" svg:y2="10.763cm">
          <text:p/>
        </draw:line>
        <draw:line draw:style-name="gr2" draw:layer="layout" svg:x1="6.653cm" svg:y1="9.485cm" svg:x2="6.629cm" svg:y2="10.707cm">
          <text:p/>
        </draw:line>
        <draw:line draw:style-name="gr2" draw:layer="layout" svg:x1="6.769cm" svg:y1="9.493cm" svg:x2="8.322cm" svg:y2="10.506cm">
          <text:p/>
        </draw:line>
        <draw:frame draw:style-name="gr3" draw:layer="layout" svg:width="10.209cm" svg:height="2.283cm" svg:x="7.228cm" svg:y="12.766cm">
          <draw:text-box>
            <text:p>Default $YUMA_INSTALL</text:p>
            <text:p><text:s text:c="8"/><text:span text:style-name="T2">/usr/share/yuma</text:span></text:p>
          </draw:text-box>
        </draw:frame>
        <draw:custom-shape draw:style-name="gr4" draw:text-style-name="P4" draw:layer="layout" svg:width="4.162cm" svg:height="1.387cm" svg:x="10.094cm" svg:y="8.066cm">
          <text:p text:style-name="P3"><text:span text:style-name="T1">$YUMA_HOM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" draw:layer="layout" svg:x1="11.971cm" svg:y1="9.574cm" svg:x2="10.71cm" svg:y2="10.866cm">
          <text:p/>
        </draw:line>
        <draw:line draw:style-name="gr2" draw:layer="layout" svg:x1="12.073cm" svg:y1="9.588cm" svg:x2="12.049cm" svg:y2="10.81cm">
          <text:p/>
        </draw:line>
        <draw:line draw:style-name="gr2" draw:layer="layout" svg:x1="12.189cm" svg:y1="9.596cm" svg:x2="13.742cm" svg:y2="10.609cm">
          <text:p/>
        </draw:line>
        <draw:custom-shape draw:style-name="gr5" draw:text-style-name="P4" draw:layer="layout" svg:width="4.83cm" svg:height="1.447cm" svg:x="16.079cm" svg:y="7.988cm">
          <text:p text:style-name="P3"><text:span text:style-name="T1">$YUMA_INSTALL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" draw:layer="layout" svg:x1="18.368cm" svg:y1="9.573cm" svg:x2="17.107cm" svg:y2="10.865cm">
          <text:p/>
        </draw:line>
        <draw:line draw:style-name="gr2" draw:layer="layout" svg:x1="18.47cm" svg:y1="9.587cm" svg:x2="18.446cm" svg:y2="10.809cm">
          <text:p/>
        </draw:line>
        <draw:line draw:style-name="gr2" draw:layer="layout" svg:x1="18.586cm" svg:y1="9.595cm" svg:x2="20.139cm" svg:y2="10.608cm">
          <text:p/>
        </draw:line>
        <draw:frame draw:style-name="gr6" draw:layer="layout" svg:width="1.349cm" svg:height="1.267cm" svg:x="5.162cm" svg:y="6.473cm">
          <draw:text-box>
            <text:p>#1</text:p>
          </draw:text-box>
        </draw:frame>
        <draw:frame draw:style-name="gr6" draw:layer="layout" svg:width="1.349cm" svg:height="1.267cm" svg:x="9.863cm" svg:y="6.653cm">
          <draw:text-box>
            <text:p>#2</text:p>
          </draw:text-box>
        </draw:frame>
        <draw:frame draw:style-name="gr6" draw:layer="layout" svg:width="1.349cm" svg:height="1.267cm" svg:x="16.028cm" svg:y="6.678cm">
          <draw:text-box>
            <text:p>#3</text:p>
          </draw:text-box>
        </draw:frame>
        <presentation:notes draw:style-name="dp2">
          <draw:page-thumbnail draw:layer="layout" svg:width="12.885cm" svg:height="9.662cm" svg:x="3.259cm" svg:y="1.936cm" draw:page-number="1"/>
          <draw:frame presentation:style-name="pr2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5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4cm" svg:height="25.78cm" svg:x="0cm" svg:y="0cm">
          <text:p/>
        </draw:rect>
        <draw:frame presentation:style-name="Mpr2" draw:text-style-name="MP7" draw:layer="backgroundobjects" svg:width="8.409cm" svg:height="1.293cm" svg:x="-0.001cm" svg:y="-0.004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41cm" svg:height="1.293cm" svg:x="10.993cm" svg:y="-0.004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3" draw:text-style-name="MP7" draw:layer="backgroundobjects" svg:width="8.409cm" svg:height="1.293cm" svg:x="-0.001cm" svg:y="24.491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41cm" svg:height="1.293cm" svg:x="10.993cm" svg:y="24.491cm" presentation:class="page-number">
          <draw:text-box>
            <text:p text:style-name="MP8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4cm" svg:y="24.685cm">
          <text:p text:style-name="MP9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10-02-11T09:43:47</dc:date>
    <meta:print-date>2000-12-09T21:37:10</meta:print-date>
    <meta:editing-cycles>609</meta:editing-cycles>
    <meta:editing-duration>PT203H20M06S</meta:editing-duration>
    <meta:generator>OpenOffice.org/3.1$Unix OpenOffice.org_project/310m19$Build-9420</meta:generator>
    <dc:creator>Andy Bierman</dc:creator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